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0987452C479534A1C7E.png" manifest:media-type="image/png"/>
  <manifest:file-entry manifest:full-path="Pictures/1000000000000F3000000A206B5B83E7CE3DF7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venir" svg:font-family="Avenir" style:font-pitch="variable"/>
    <style:font-face style:name="Gill Sans" svg:font-family="'Gill Sans'" style:font-pitch="variable"/>
    <style:font-face style:name="HanziPen SC" svg:font-family="'HanziPen SC'" style:font-pitch="variable"/>
    <style:font-face style:name="HanziPen SC1" svg:font-family="'HanziPen SC'" style:font-adornments="Gr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draw:fill-image-width="0cm" draw:fill-image-height="0cm" style:repeat="stretch"/>
    </style:style>
    <style:style style:name="gr1" style:family="graphic" style:parent-style-name="standard">
      <style:graphic-properties draw:stroke="none" svg:stroke-color="#660066" draw:fill-color="#823ab8" draw:textarea-horizontal-align="justify" draw:textarea-vertical-align="middle" draw:auto-grow-height="false" fo:min-height="4.35cm" fo:min-width="7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shadow="visible" draw:shadow-offset-x="0.071cm" draw:shadow-offset-y="0.071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660066" draw:fill-color="#823ab8" draw:opacity="100%" draw:textarea-horizontal-align="left" draw:textarea-vertical-align="middle" draw:auto-grow-height="false" fo:min-height="2.6cm" fo:min-width="18cm" fo:padding-top="0cm" fo:padding-bottom="0cm" fo:padding-left="0.5cm" fo:padding-right="0.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fo:min-height="2.31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fo:min-height="4.23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3.75cm" fo:padding-top="0cm" fo:padding-bottom="0cm" fo:padding-left="0cm" fo:padding-right="0cm"/>
    </style:style>
    <style:style style:name="P1" style:family="paragraph">
      <loext:graphic-properties draw:fill-color="#823ab8"/>
      <style:paragraph-properties fo:margin-top="0cm" fo:margin-bottom="0cm" fo:line-height="100%" fo:text-align="center"/>
      <style:text-properties fo:color="#ffffff" style:font-name="HanziPen SC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823ab8" draw:opacity="100%"/>
      <style:paragraph-properties fo:margin-top="0cm" fo:margin-bottom="0cm" fo:line-height="100%" fo:text-align="start"/>
      <style:text-properties fo:color="#ffffff" style:font-name="Arial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veni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Avenir" fo:font-size="88pt" style:font-size-asian="88pt" style:font-size-complex="8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style:font-name="HanziPen SC1" fo:font-size="24pt" fo:font-style="normal" fo:text-shadow="none" fo:font-weight="bold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ffffff" style:font-name="Aveni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Avenir" fo:font-size="48pt" style:font-size-asian="48pt" style:font-size-complex="48pt"/>
    </style:style>
    <style:style style:name="T3" style:family="text">
      <style:text-properties style:font-name="Avenir" fo:font-size="88pt" style:font-size-asian="88pt" style:font-size-complex="8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HanziPen SC1" fo:font-size="24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4.6cm" svg:x="1.6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3.622cm" svg:height="5.175cm" svg:x="2.678cm" svg:y="9.125cm">
            <draw:image xlink:href="Pictures/1000020100000190000000987452C479534A1C7E.png" xlink:type="simple" xlink:show="embed" xlink:actuate="onLoad">
              <text:p/>
            </draw:image>
          </draw:frame>
          <draw:custom-shape draw:style-name="gr3" draw:text-style-name="P4" draw:layer="layout" svg:width="19cm" svg:height="2.6cm" svg:x="0cm" svg:y="16.6cm">
            <text:p text:style-name="P3"><text:span text:style-name="T1">Documentation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0.1cm" svg:height="2.312cm" svg:x="7.2cm" svg:y="13.588cm">
            <draw:text-box>
              <text:p text:style-name="P5"><text:span text:style-name="T2">Library v. 1.1</text:span></text:p>
            </draw:text-box>
          </draw:frame>
          <draw:frame draw:style-name="gr5" draw:text-style-name="P8" draw:layer="layout" svg:width="11.1cm" svg:height="4.239cm" svg:x="1.3cm" svg:y="6.55cm">
            <draw:text-box>
              <text:p text:style-name="P7"><text:span text:style-name="T3">Python</text:span></text:p>
            </draw:text-box>
          </draw:frame>
          <draw:frame draw:style-name="gr6" draw:text-style-name="P10" draw:layer="layout" svg:width="8cm" svg:height="3.75cm" svg:x="1.6cm" svg:y="0.25cm">
            <draw:text-box>
              <text:p text:style-name="P9"><text:span text:style-name="T4">Laurent LAPOR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venir" svg:font-family="Avenir" style:font-pitch="variable"/>
    <style:font-face style:name="Gill Sans" svg:font-family="'Gill Sans'" style:font-pitch="variable"/>
    <style:font-face style:name="HanziPen SC" svg:font-family="'HanziPen SC'" style:font-pitch="variable"/>
    <style:font-face style:name="HanziPen SC1" svg:font-family="'HanziPen SC'" style:font-adornments="Gr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F3000000A206B5B83E7CE3DF7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5.11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LAPORTE</meta:initial-creator>
    <meta:creation-date>2017-08-22T09:06:40.568529000</meta:creation-date>
    <dc:date>2017-09-08T13:14:48.667199000</dc:date>
    <dc:creator>Laurent LAPORTE</dc:creator>
    <meta:editing-duration>PT32M52S</meta:editing-duration>
    <meta:editing-cycles>7</meta:editing-cycles>
    <meta:generator>LibreOffice/5.2.6.2$MacOSX_X86_64 LibreOffice_project/a3100ed2409ebf1c212f5048fbe377c281438fdc</meta:generator>
    <meta:document-statistic meta:object-count="7"/>
  </office:meta>
</office:document-meta>
</file>